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b9fe" officeooo:paragraph-rsid="0004b9f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4b9fe" officeooo:paragraph-rsid="0004b9f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4b9fe" officeooo:paragraph-rsid="0004b9fe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rsid="0004b9fe" officeooo:paragraph-rsid="0004b9f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4b9fe" officeooo:paragraph-rsid="0004b9fe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officeooo:rsid="0004b9fe" officeooo:paragraph-rsid="0004b9fe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05afac" officeooo:paragraph-rsid="0005afac" style:font-size-asian="14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rsid="0004b9fe" officeooo:paragraph-rsid="0004b9fe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04b9fe" officeooo:paragraph-rsid="0005afa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4b9fe" officeooo:paragraph-rsid="0004b9f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4b9fe" officeooo:paragraph-rsid="0005afac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officeooo:rsid="0005afac" officeooo:paragraph-rsid="0005afa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5afac" officeooo:paragraph-rsid="0005afac" style:font-size-asian="14pt" style:font-weight-asian="normal" style:font-size-complex="14pt" style:font-weight-complex="normal"/>
    </style:style>
    <style:style style:name="P14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05afac" officeooo:paragraph-rsid="0005afac" style:font-size-asian="14pt" style:font-weight-asian="normal" style:font-size-complex="14pt" style:font-weight-complex="normal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T1" style:family="text">
      <style:text-properties officeooo:rsid="0005afac"/>
    </style:style>
    <style:style style:name="T2" style:family="text">
      <style:text-properties style:font-name="monospace" fo:font-size="10.5pt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eaning Data</text:p>
      <text:p text:style-name="P2"/>
      <text:p text:style-name="P5">Steps made:</text:p>
      <text:list xml:id="list4648471174693813843" text:style-name="L1">
        <text:list-item>
          <text:p text:style-name="P6">Fins and read the dataset (kaggle leads dataset)</text:p>
        </text:list-item>
        <text:list-item>
          <text:p text:style-name="P6">Delete useless columns</text:p>
        </text:list-item>
        <text:list-item>
          <text:p text:style-name="P6">Count unique values for each feature</text:p>
        </text:list-item>
        <text:list-item>
          <text:p text:style-name="P6">Delate features with only one unique value</text:p>
        </text:list-item>
        <text:list-item>
          <text:p text:style-name="P6">Create dummie variables from Data with just a few unique values</text:p>
        </text:list-item>
        <text:list-item>
          <text:p text:style-name="P6">We seperated the target feature from the dataset (‘Lead State’)</text:p>
        </text:list-item>
        <text:list-item>
          <text:p text:style-name="P7">Split Data between Train and Test sets.</text:p>
        </text:list-item>
      </text:list>
      <text:p text:style-name="P4"/>
      <text:p text:style-name="P4"/>
      <text:p text:style-name="P4"/>
      <text:p text:style-name="P3">Problems:</text:p>
      <text:list xml:id="list6552343625900715586" text:style-name="L2">
        <text:list-item>
          <text:p text:style-name="P8">Many features cannot be read by np.unique because they have strange characters (i.e &lt;, @,..)</text:p>
        </text:list-item>
        <text:list-item>
          <text:p text:style-name="P9">The target feature has 9 different values. </text:p>
          <text:p text:style-name="P14">['Closed' 'Interested' 'Junk Lead' 'Lost' 'Not Called' 'Not Eligible'</text:p>
        </text:list-item>
      </text:list>
      <text:p text:style-name="P15"><text:s/><text:span text:style-name="T2">'Not Interested' 'Qualified' 'Unreachable']</text:span></text:p>
      <text:p text:style-name="P15"><text:span text:style-name="T2"/></text:p>
      <text:list xml:id="list142814093409936" text:continue-numbering="true" text:style-name="L2">
        <text:list-header>
          <text:p text:style-name="P9">Our initial thoughs where just to classify <text:span text:style-name="T1">in 2 or 3 outcomes. Proposal to this issue: get rid of Lost, Junk, Not called, not eligible. </text:span></text:p>
        </text:list-header>
      </text:list>
      <text:p text:style-name="P11"/>
      <text:p text:style-name="P13">Classify between 3 outcomes: Closed, qualified &amp; intrested and Not interested</text:p>
      <text:p text:style-name="P10"/>
      <text:p text:style-name="P10"/>
      <text:list xml:id="list142815073022906" text:continue-numbering="true" text:style-name="L2">
        <text:list-item>
          <text:p text:style-name="P8">Many of the features are written text. It may be specially interesing the ‘Notes’ feature, where potential client<text:span text:style-name="T1">s</text:span> descrive their interests. Decide if we should <text:s/>make a dictionary of positive and negative words in orther to use this information <text:s/>or just a dummie.</text:p>
          <text:p text:style-name="P12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4:10:51.381728870</meta:creation-date>
    <dc:date>2017-11-02T14:28:13.303875579</dc:date>
    <meta:editing-duration>PT6M41S</meta:editing-duration>
    <meta:editing-cycles>1</meta:editing-cycles>
    <meta:document-statistic meta:table-count="0" meta:image-count="0" meta:object-count="0" meta:page-count="1" meta:paragraph-count="18" meta:word-count="184" meta:character-count="1083" meta:non-whitespace-character-count="924"/>
    <meta:generator>LibreOffice/5.1.6.2$Linux_X86_64 LibreOffice_project/10m0$Build-2</meta:generator>
  </office:meta>
</office:document-meta>
</file>